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30000037694835DAF1FF086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x="-1.143cm" svg:y="-1cm" svg:width="10.998cm" svg:height="7.502cm" draw:z-index="0"><draw:image xlink:href="Pictures/10000201000005130000037694835DAF1FF086DC.png" xlink:type="simple" xlink:show="embed" xlink:actuate="onLoad" draw:mime-type="image/png"/></draw:frame><draw:frame draw:style-name="fr1" draw:name="Immagine2" text:anchor-type="char" svg:x="-1.18cm" svg:y="6.692cm" svg:width="10.998cm" svg:height="7.502cm" draw:z-index="1"><draw:image xlink:href="Pictures/10000201000005130000037694835DAF1FF086DC.png" xlink:type="simple" xlink:show="embed" xlink:actuate="onLoad" draw:mime-type="image/png"/></draw:frame><draw:frame draw:style-name="fr1" draw:name="Immagine3" text:anchor-type="char" svg:x="-1.201cm" svg:y="14.476cm" svg:width="10.998cm" svg:height="7.502cm" draw:z-index="2"><draw:image xlink:href="Pictures/10000201000005130000037694835DAF1FF086DC.png" xlink:type="simple" xlink:show="embed" xlink:actuate="onLoad" draw:mime-type="image/png"/></draw:frame><draw:frame draw:style-name="fr1" draw:name="Immagine4" text:anchor-type="char" svg:x="8.587cm" svg:y="14.385cm" svg:width="10.998cm" svg:height="7.502cm" draw:z-index="3" draw:transform="translate (-14.086cm -18.136cm) rotate (4.71238898038469) translate (14.086cm 18.136cm)"><draw:image xlink:href="Pictures/10000201000005130000037694835DAF1FF086DC.png" xlink:type="simple" xlink:show="embed" xlink:actuate="onLoad" draw:mime-type="image/png"/></draw:frame><draw:frame draw:style-name="fr1" draw:name="Immagine5" text:anchor-type="char" svg:x="8.475cm" svg:y="2.628cm" svg:width="10.998cm" svg:height="7.502cm" draw:z-index="4" draw:transform="translate (-13.974cm -6.379cm) rotate (4.71238898038469) translate (13.974cm 6.379cm)"><draw:image xlink:href="Pictures/10000201000005130000037694835DAF1FF086D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0T19:57:47.197078137</meta:creation-date>
    <meta:print-date>2021-10-10T20:01:05.256193552</meta:print-date>
    <dc:date>2021-10-10T20:03:52.412590405</dc:date>
    <meta:editing-duration>PT6M5S</meta:editing-duration>
    <meta:editing-cycles>1</meta:editing-cycles>
    <meta:document-statistic meta:table-count="0" meta:image-count="5" meta:object-count="0" meta:page-count="1" meta:paragraph-count="0" meta:word-count="0" meta:character-count="0" meta:non-whitespace-character-count="0"/>
    <meta:generator>LibreOffice/7.1.6.2$Linux_X86_64 LibreOffice_project/10$Build-2</meta:generator>
  </office:meta>
</office:document-meta>
</file>